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/>
    <style:font-face style:name="Liberation Sans2" svg:font-family="'Liberation Sans'" style:font-family-generic="swiss"/>
    <style:font-face style:name="CMU Serif1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878cm" fo:min-width="2.528cm"/>
      <style:paragraph-properties style:writing-mode="lr-tb"/>
    </style:style>
    <style:style style:name="gr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654cm" fo:min-width="0.404cm"/>
      <style:paragraph-properties style:writing-mode="lr-tb"/>
    </style:style>
    <style:style style:name="gr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654cm" fo:min-width="0.404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56cm"/>
      <style:paragraph-properties style:writing-mode="lr-tb"/>
    </style:style>
    <style:style style:name="gr6" style:family="graphic" style:parent-style-name="standard">
      <style:graphic-properties draw:stroke="none" draw:fill="none" fo:min-height="0.543cm"/>
      <style:paragraph-properties style:writing-mode="lr-tb"/>
    </style:style>
    <style:style style:name="gr7" style:family="graphic" style:parent-style-name="standard">
      <style:graphic-properties draw:stroke="none" draw:fill="none" fo:min-height="0.569cm"/>
      <style:paragraph-properties style:writing-mode="lr-tb"/>
    </style:style>
    <style:style style:name="gr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2.5cm"/>
      <style:paragraph-properties style:writing-mode="lr-tb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2.5cm"/>
      <style:paragraph-properties style:writing-mode="lr-tb"/>
    </style:style>
    <style:style style:name="gr10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1cm"/>
      <style:paragraph-properties style:writing-mode="lr-tb"/>
    </style:style>
    <style:style style:name="gr1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3cm" fo:min-width="0cm"/>
      <style:paragraph-properties style:writing-mode="lr-tb"/>
    </style:style>
    <style:style style:name="gr1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9cm" fo:min-width="3.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MU Serif1" fo:font-size="13pt" style:font-size-asian="13pt" style:font-size-complex="13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MU Serif1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style:font-name="CMU Serif1" fo:font-size="13pt" style:font-size-asian="13pt" style:font-size-complex="13pt"/>
    </style:style>
    <style:style style:name="P12" style:family="paragraph">
      <loext:graphic-properties draw:fill="none"/>
      <style:paragraph-properties fo:text-align="center"/>
      <style:text-properties fo:font-size="13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1" fo:font-size="13pt" fo:font-style="normal" fo:text-shadow="none" style:text-underline-style="none" style:letter-kerning="true" style:font-name-asian="Liberation Sans2" style:font-size-asian="20pt" style:font-style-asian="normal" style:font-name-complex="Liberation Sans2" style:font-size-complex="20pt" style:font-style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1" fo:font-size="13pt" fo:font-style="normal" fo:text-shadow="none" style:text-underline-style="none" fo:font-weight="bold" style:letter-kerning="true" style:font-name-asian="Liberation Sans2" style:font-size-asian="20pt" style:font-style-asian="normal" style:font-weight-asian="bold" style:font-name-complex="Liberation 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1" fo:font-size="13pt" fo:font-style="normal" fo:text-shadow="none" style:text-underline-style="none" fo:font-weight="normal" style:letter-kerning="true" style:font-name-asian="Liberation Sans2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1" fo:font-size="13pt" fo:font-style="normal" fo:text-shadow="none" style:text-underline-style="none" fo:font-weight="normal" style:letter-kerning="true" style:font-name-asian="Liberation Sans2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CMU Serif" style:font-size-asian="20pt" style:font-style-asian="normal" style:font-weight-asian="normal" style:font-name-complex="CMU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MU Serif1" fo:font-size="13pt" fo:font-style="italic" fo:font-weight="bold" style:font-name-asian="Liberation Sans2" style:font-size-asian="20pt" style:font-style-asian="italic" style:font-weight-asian="bold" style:font-name-complex="Liberation Sans2" style:font-size-complex="20pt" style:font-style-complex="italic" style:font-weight-complex="bold"/>
    </style:style>
    <style:style style:name="T7" style:family="text">
      <style:text-properties style:font-name="CMU Serif1" fo:font-size="13pt" style:font-size-asian="20pt" style:font-size-complex="20pt"/>
    </style:style>
    <style:style style:name="T8" style:family="text">
      <style:text-properties style:font-name="CMU Serif1" fo:font-size="13pt" style:font-name-asian="Liberation Sans2" style:font-size-asian="13pt" style:font-name-complex="Liberation Sans2" style:font-size-complex="13pt"/>
    </style:style>
    <style:style style:name="T9" style:family="text">
      <style:text-properties style:font-name="CMU Serif1" fo:font-size="13pt" fo:font-style="italic" fo:font-weight="bold" style:font-name-asian="Liberation Sans2" style:font-size-asian="13pt" style:font-style-asian="italic" style:font-weight-asian="bold" style:font-name-complex="Liberation Sans2" style:font-size-complex="13pt" style:font-style-complex="italic" style:font-weight-complex="bold"/>
    </style:style>
    <style:style style:name="T10" style:family="text">
      <style:text-properties style:font-name="CMU Serif1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15cm" svg:height="1.25cm" svg:x="0.45cm" svg:y="2.85cm">
          <text:p text:style-name="P1"><text:span text:style-name="T1">a(a</text:span><text:span text:style-name="T2">2</text:span><text:span text:style-name="T3">)</text:span><text:span text:style-name="T2">+</text:span><text:span text:style-name="T1">/a</text:span><text:span text:style-name="T2">3</text:span><text:span text:style-name="T4">→a</text:span></text:p>
          <text:p text:style-name="P1"><text:span text:style-name="T1">a/a</text:span><text:span text:style-name="T4">→</text:span><text:span text:style-name="T5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1cm" svg:height="1cm" svg:x="0.45cm" svg:y="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1cm" svg:height="1cm" svg:x="2.551cm" svg:y="1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0.95cm" svg:y1="2.3cm" svg:x2="2.025cm" svg:y2="2.85cm" draw:start-shape="id1" draw:start-glue-point="2" draw:end-shape="id2" draw:end-glue-point="0" svg:d="M950 2300l1075 550" svg:viewBox="0 0 1076 551">
          <text:p/>
        </draw:connector>
        <draw:connector draw:style-name="gr4" draw:text-style-name="P3" draw:layer="layout" draw:type="line" svg:x1="3.051cm" svg:y1="2.301cm" svg:x2="2.025cm" svg:y2="2.85cm" draw:start-shape="id3" draw:start-glue-point="2" draw:end-shape="id2" draw:end-glue-point="0" svg:d="M3051 2301l-1026 549" svg:viewBox="0 0 1027 550">
          <text:p/>
        </draw:connector>
        <draw:frame draw:style-name="gr5" draw:text-style-name="P5" draw:layer="layout" svg:width="0.75cm" svg:height="0.81cm" svg:x="-0.2cm" svg:y="3.04cm">
          <draw:text-box>
            <text:p text:style-name="P4"><text:span text:style-name="T6">w</text:span></text:p>
          </draw:text-box>
        </draw:frame>
        <draw:frame draw:style-name="gr6" draw:text-style-name="P6" draw:layer="layout" svg:width="0.731cm" svg:height="0.793cm" svg:x="-0.1cm" svg:y="1.35cm">
          <draw:text-box>
            <text:p><text:span text:style-name="T7">x</text:span></text:p>
          </draw:text-box>
        </draw:frame>
        <draw:frame draw:style-name="gr6" draw:text-style-name="P6" draw:layer="layout" svg:width="0.731cm" svg:height="0.793cm" svg:x="2.001cm" svg:y="1.351cm">
          <draw:text-box>
            <text:p><text:span text:style-name="T7">y</text:span></text:p>
          </draw:text-box>
        </draw:frame>
        <draw:frame draw:style-name="gr7" draw:text-style-name="P7" draw:layer="layout" svg:width="4cm" svg:height="0.819cm" svg:x="4.7cm" svg:y="-0.1cm">
          <draw:text-box>
            <text:p><text:span text:style-name="T8">LTS of neuron </text:span><text:span text:style-name="T9">w</text:span></text:p>
          </draw:text-box>
        </draw:frame>
        <draw:custom-shape draw:style-name="gr8" draw:text-style-name="P9" draw:layer="layout" svg:width="3cm" svg:height="0.75cm" svg:x="5.2cm" svg:y="1cm">
          <text:p text:style-name="P8"><text:span text:style-name="T7"><text:s/></text:span><text:span text:style-name="T7">3, 5, 7, 9,...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4" draw:id="id4" draw:layer="layout" svg:width="3cm" svg:height="0.75cm" svg:x="5.2cm" svg:y="3cm">
          <text:p text:style-name="P8"><text:span text:style-name="T7"><text:s text:c="3"/></text:span><text:span text:style-name="T7">0 , 2, 4, 6,...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.65cm" svg:height="0.793cm" svg:x="6.5cm" svg:y="1.957cm">
          <draw:text-box>
            <text:p text:style-name="P10"><text:span text:style-name="T10">(-3,1)</text:span></text:p>
          </draw:text-box>
        </draw:frame>
        <draw:connector draw:style-name="gr4" draw:text-style-name="P12" draw:layer="layout" draw:type="line" svg:x1="6.7cm" svg:y1="1.75cm" svg:x2="6.7cm" svg:y2="3cm" draw:end-shape="id4" draw:end-glue-point="0" svg:d="M6700 1750v1250" svg:viewBox="0 0 1 1251">
          <text:p/>
        </draw:connector>
        <draw:custom-shape draw:style-name="gr10" draw:text-style-name="P9" xml:id="id5" draw:id="id5" draw:layer="layout" svg:width="0.6cm" svg:height="0.75cm" svg:x="4.45cm" svg:y="1cm">
          <text:p text:style-name="P8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6" draw:id="id6" draw:layer="layout" svg:width="0.45cm" svg:height="0.55cm" svg:x="5.6cm" svg:y="3.1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.7cm" svg:height="0.793cm" svg:x="4.45cm" svg:y="1.958cm">
          <draw:text-box>
            <text:p text:style-name="P10"><text:span text:style-name="T10">(-1,0)</text:span></text:p>
          </draw:text-box>
        </draw:frame>
        <draw:connector draw:style-name="gr4" draw:text-style-name="P12" draw:layer="layout" svg:x1="4.75cm" svg:y1="1.75cm" svg:x2="5.6cm" svg:y2="3.375cm" draw:start-shape="id5" draw:start-glue-point="2" draw:end-shape="id6" draw:end-glue-point="3" svg:d="M4750 1750v1625h850" svg:viewBox="0 0 851 1626">
          <text:p/>
        </draw:connector>
        <draw:custom-shape draw:style-name="gr12" draw:text-style-name="P9" xml:id="id7" draw:id="id7" draw:layer="layout" svg:width="4.2cm" svg:height="1.15cm" svg:x="4.25cm" svg:y="0.8cm">
          <text:p/>
          <draw:enhanced-geometry svg:viewBox="0 0 21600 21600" draw:type="rectangle" draw:enhanced-path="M 0 0 L 21600 0 21600 21600 0 21600 0 0 Z N"/>
        </draw:custom-shape>
        <draw:connector draw:style-name="gr4" draw:text-style-name="P12" draw:layer="layout" svg:x1="8.2cm" svg:y1="3.375cm" svg:x2="8.45cm" svg:y2="1.375cm" draw:start-shape="id4" draw:start-glue-point="1" draw:end-shape="id7" draw:end-glue-point="1" svg:d="M8200 3375h751v-2000h-501" svg:viewBox="0 0 752 2001">
          <text:p/>
        </draw:connector>
        <draw:frame draw:style-name="gr6" draw:text-style-name="P11" draw:layer="layout" svg:width="2cm" svg:height="0.793cm" svg:x="8.6cm" svg:y="1.958cm">
          <draw:text-box>
            <text:p text:style-name="P10"><text:span text:style-name="T10">(+1,0)</text:span></text:p>
          </draw:text-box>
        </draw:frame>
        <draw:connector draw:style-name="gr4" draw:text-style-name="P12" draw:layer="layout" draw:line-skew="0.249cm 0.249cm" svg:x1="8.2cm" svg:y1="3.375cm" svg:x2="6.7cm" svg:y2="3.75cm" draw:start-shape="id4" draw:start-glue-point="1" draw:end-shape="id4" draw:end-glue-point="2" svg:d="M8200 3375h750v1125h-2250v-750" svg:viewBox="0 0 2251 1126">
          <text:p/>
        </draw:connector>
        <draw:frame draw:style-name="gr6" draw:text-style-name="P11" draw:layer="layout" svg:width="2cm" svg:height="0.793cm" svg:x="6.9cm" svg:y="4.359cm">
          <draw:text-box>
            <text:p text:style-name="P10"><text:span text:style-name="T10">(+2,0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/>
    <style:font-face style:name="Liberation Sans2" svg:font-family="'Liberation Sans'" style:font-family-generic="swiss"/>
    <style:font-face style:name="CMU Serif1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3cm" fo:page-height="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4T01:27:10.388042459</meta:creation-date>
    <dc:date>2021-06-14T21:17:06.292360746</dc:date>
    <meta:editing-duration>PT1H6M43S</meta:editing-duration>
    <meta:editing-cycles>29</meta:editing-cycles>
    <meta:generator>LibreOffice/7.1.3.2$Linux_X86_64 LibreOffice_project/10$Build-2</meta:generator>
    <meta:document-statistic meta:object-count="22"/>
  </office:meta>
</office:document-meta>
</file>